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66e79" officeooo:paragraph-rsid="00066e79"/>
    </style:style>
    <style:style style:name="P2" style:family="paragraph" style:parent-style-name="Standard">
      <style:text-properties officeooo:rsid="00066e79" officeooo:paragraph-rsid="00066e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age.</text:p>
      <text:p text:style-name="P6"><draw:frame draw:style-name="fr1" draw:name="Frame1" text:anchor-type="paragraph" svg:width="17cm" style:rel-width="100%" svg:height="9.979cm" draw:z-index="2"><draw:text-box fo:min-height="14.896cm"><text:p>Frame1</text:p></draw:text-box></draw:frame></text:p>
      <text:p text:style-name="P6"><draw:frame draw:style-name="fr1" draw:name="Frame2" text:anchor-type="paragraph" svg:width="17cm" style:rel-width="100%" svg:height="9.979cm" draw:z-index="4"><draw:text-box fo:min-height="14.979cm"><text:p>Frame2</text:p></draw:text-box></draw:frame></text:p>
      <text:p text:style-name="P2">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6-12-06T09:34:33.447572026</meta:creation-date>
    <dc:date>2016-12-06T09:43:24.113131389</dc:date>
    <dc:creator>Miklos Vajna</dc:creator>
    <meta:editing-duration>PT1M50S</meta:editing-duration>
    <meta:editing-cycles>3</meta:editing-cycles>
    <meta:generator>LibreOfficeDev/5.4.0.0.alpha0$Linux_X86_64 LibreOffice_project/9b392338474ee266ff90c5c72cccea1b96ddbe45</meta:generator>
    <meta:document-statistic meta:table-count="0" meta:image-count="0" meta:object-count="0" meta:page-count="2" meta:paragraph-count="2" meta:word-count="4" meta:character-count="23" meta:non-whitespace-character-count="21"/>
  </office:meta>
</office:document-meta>
</file>